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600000219D18C8CDCA5D8B8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2" text:anchor-type="char" svg:x="-0.109cm" svg:y="11.926cm" svg:width="17.385cm" svg:height="12.061cm" draw:z-index="0"><draw:image xlink:href="Pictures/100000000000030600000219D18C8CDCA5D8B8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9T17:42:07.879091897</meta:creation-date>
    <meta:editing-duration>PT1M2S</meta:editing-duration>
    <meta:editing-cycles>2</meta:editing-cycles>
    <meta:generator>LibreOffice/6.4.7.2$Linux_X86_64 LibreOffice_project/40$Build-2</meta:generator>
    <meta:initial-creator>Nicole Finnie</meta:initial-creator>
    <dc:date>2023-07-29T17:43:07.583970207</dc:date>
    <dc:creator>Nicole Finnie</dc:creator>
    <meta:document-statistic meta:table-count="0" meta:image-count="1" meta:object-count="0" meta:page-count="1" meta:paragraph-count="0" meta:word-count="0" meta:character-count="0" meta:non-whitespace-character-count="0"/>
  </office:meta>
</office:document-meta>
</file>